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64in"/>
    </style:style>
    <style:style style:name="co3" style:family="table-column">
      <style:table-column-properties fo:break-before="auto" style:column-width="2.5354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5992in"/>
    </style:style>
    <style:style style:name="co7" style:family="table-column">
      <style:table-column-properties fo:break-before="auto" style:column-width="1.5016in"/>
    </style:style>
    <style:style style:name="co8" style:family="table-column">
      <style:table-column-properties fo:break-before="auto" style:column-width="1.2953in"/>
    </style:style>
    <style:style style:name="co9" style:family="table-column">
      <style:table-column-properties fo:break-before="auto" style:column-width="1.1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1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122"/>
    <style:style style:name="ce9" style:family="table-cell" style:parent-style-name="Default" style:data-style-name="N120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Reference</text:p>
          </table:table-cell>
          <table:table-cell office:value-type="string">
            <text:p>RTC block diagr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C_PRER register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RTCCLK</text:p>
          </table:table-cell>
          <table:table-cell table:style-name="ce1" office:value-type="string">
            <text:p>prescaler_a</text:p>
          </table:table-cell>
          <table:table-cell table:style-name="ce1" office:value-type="string">
            <text:p>prescaler_s</text:p>
          </table:table-cell>
          <table:table-cell table:style-name="ce1" office:value-type="string">
            <text:p>ck_apre(T1)</text:p>
          </table:table-cell>
          <table:table-cell table:style-name="ce1" office:value-type="string">
            <text:p>ck_spre(T2)</text:p>
          </table:table-cell>
          <table:table-cell table:style-name="ce1" office:value-type="string">
            <text:p>NOTES</text:p>
          </table:table-cell>
          <table:table-cell/>
        </table:table-row>
        <table:table-row table:style-name="ro3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27">
            <text:p>127.0000</text:p>
          </table:table-cell>
          <table:table-cell table:style-name="ce2" office:value-type="float" office:value="255">
            <text:p>255.0000</text:p>
          </table:table-cell>
          <table:table-cell table:style-name="ce2" table:formula="of:=[.C7]/([.D7]+1)" office:value-type="float" office:value="256">
            <text:p>256.0000</text:p>
          </table:table-cell>
          <table:table-cell table:style-name="ce2" table:formula="of:=[.C7]/(([.D7]+1)*([.E7]+1))" office:value-type="float" office:value="1">
            <text:p>1.0000</text:p>
          </table:table-cell>
          <table:table-cell office:value-type="string">
            <text:p>Default ChibiOS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">
            <text:p>1.0000</text:p>
          </table:table-cell>
          <table:table-cell table:style-name="ce2" table:formula="of:=[.C8]/([.D8]+1) - 1" office:value-type="float" office:value="16383">
            <text:p>16383.0000</text:p>
          </table:table-cell>
          <table:table-cell table:style-name="ce2" table:formula="of:=[.C8]/([.D8]+1)" office:value-type="float" office:value="16384">
            <text:p>16384.0000</text:p>
          </table:table-cell>
          <table:table-cell table:style-name="ce2" table:formula="of:=[.C8]/(([.D8]+1)*([.E8]+1))" office:value-type="float" office:value="1">
            <text:p>1.000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">
            <text:p>1.0000</text:p>
          </table:table-cell>
          <table:table-cell table:style-name="ce2" table:formula="of:=TRUNC([.C9]/([.D9]+1) - 1)" office:value-type="float" office:value="16383">
            <text:p>16383.0000</text:p>
          </table:table-cell>
          <table:table-cell table:style-name="ce2" table:formula="of:=TRUNC([.C9]/([.D9]+1))" office:value-type="float" office:value="16384">
            <text:p>16384.0000</text:p>
          </table:table-cell>
          <table:table-cell table:style-name="ce2" table:formula="of:=[.C9]/(([.D9]+1)*([.E9]+1))" office:value-type="float" office:value="1">
            <text:p>1.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 table:number-columns-spanned="2" table:number-rows-spanned="1">
            <text:p>prediv_s=RCCCLK/(a+1) - 1 is RTC 1hz Clock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RTCCLK (LSE)</text:p>
          </table:table-cell>
          <table:table-cell office:value-type="float" office:value="32768">
            <text:p>32768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prediv_a</text:p>
          </table:table-cell>
          <table:table-cell table:formula="of:=[.D9]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olver for prediv_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rediv_s </text:p>
          </table:table-cell>
          <table:table-cell table:style-name="ce2" table:formula="of:=TRUNC([.D14]/([.D15]+1) -1)" office:value-type="float" office:value="16383">
            <text:p>16383.0000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5">
          <table:table-cell table:number-columns-repeated="2"/>
          <table:table-cell table:style-name="ce4" office:value-type="string" table:number-columns-spanned="3" table:number-rows-spanned="1">
            <text:p>Calib Output (RTC_CR-&gt;COSEL=1) (RTC_CR-&gt;COE=1) (PC13) (GreenLED) See page 634 of ST ref manual</text:p>
          </table:table-cell>
          <table:covered-table-cell table:number-columns-repeated="2"/>
          <table:table-cell table:style-name="ce6" office:value-type="string">
            <text:p>Not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Prediv S</text:p>
          </table:table-cell>
          <table:table-cell table:formula="of:=[.E9]" office:value-type="float" office:value="16383">
            <text:p>16383</text:p>
          </table:table-cell>
          <table:table-cell office:value-type="string">
            <text:p>Count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Output</text:p>
          </table:table-cell>
          <table:table-cell table:formula="of:=[.D14]/(256*([.D15]+1))" office:value-type="float" office:value="64">
            <text:p>64</text:p>
          </table:table-cell>
          <table:table-cell office:value-type="string">
            <text:p>Hz</text:p>
          </table:table-cell>
          <table:table-cell table:style-name="ce7" office:value-type="string">
            <text:p>Checked with Oscillo.</text:p>
          </table:table-cell>
          <table:table-cell table:style-name="ce9" office:value-type="float" office:value="64.01">
            <text:p>64.010</text:p>
          </table:table-cell>
          <table:table-cell table:style-name="ce7" office:value-type="string">
            <text:p>Hz</text:p>
          </table:table-cell>
          <table:table-cell table:style-name="ce7" office:value-type="string">
            <text:p>&lt;0.016% Error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a</text:p>
          </table:table-cell>
          <table:table-cell table:formula="of:=[.D9]"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</text:p>
          </table:table-cell>
          <table:table-cell table:formula="of:=[.E9]" office:value-type="float" office:value="16383">
            <text:p>16383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ubsecond register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SS Value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fraction</text:p>
          </table:table-cell>
          <table:table-cell table:style-name="ce5" table:formula="of:=([.D24]-[.D26])/([.D24]+1)" office:value-type="float" office:value="0.99993896484375">
            <text:p>0.9999390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testi</text:p>
          </table:table-cell>
          <table:table-cell office:value-type="float" office:value="118">
            <text:p>118</text:p>
          </table:table-cell>
          <table:table-cell office:value-type="string">
            <text:p>res</text:p>
          </table:table-cell>
          <table:table-cell table:style-name="ce8" table:formula="of:=([.D31]-[.D30])/[.D32]" office:value-type="float" office:value="0.99273681640625">
            <text:p>0.992737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top</text:p>
          </table:table-cell>
          <table:table-cell office:value-type="float" office:value="16383">
            <text:p>16383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bot</text:p>
          </table:table-cell>
          <table:table-cell office:value-type="float" office:value="16384">
            <text:p>16384</text:p>
          </table:table-cell>
          <table:table-cell table:number-columns-repeated="5"/>
        </table:table-row>
        <table:table-row table:style-name="ro4" table:number-rows-repeated="1048543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7" number:min-integer-digits="1" number:grouping="true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/00/0000</text:date>, <text:time style:data-style-name="N2" text:time-value="0000-00-00T10:12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7-28T13:57:35</meta:creation-date>
    <dc:date>2013-07-29T14:08:49</dc:date>
    <dc:creator>K Wilson</dc:creator>
    <meta:editing-duration>PT5H11M48S</meta:editing-duration>
    <meta:editing-cycles>14</meta:editing-cycles>
    <meta:generator>LibreOffice/4.0.4.2$Linux_X86_64 LibreOffice_project/400m0$Build-2</meta:generator>
    <meta:document-statistic meta:table-count="1" meta:cell-count="65" meta:object-count="0"/>
  </office:meta>
</office:document-meta>
</file>